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6502341827" calcext:value-type="float">
            <text:p>97,65</text:p>
          </table:table-cell>
          <table:table-cell table:style-name="ce3" table:formula="of:=100 - SUM([.A2:.B2])" office:value-type="float" office:value="2.3497658173" calcext:value-type="float">
            <text:p>2,35</text:p>
          </table:table-cell>
          <table:table-cell/>
          <table:table-cell table:style-name="ce4" table:formula="of:=[.E18]+[.H18]" office:value-type="float" office:value="12301" calcext:value-type="float">
            <text:p>12301</text:p>
          </table:table-cell>
          <table:table-cell table:formula="of:=12597-[.E2]" office:value-type="float" office:value="296" calcext:value-type="float">
            <text:p>296</text:p>
          </table:table-cell>
          <table:table-cell office:value-type="float" office:value="100.887999058" calcext:value-type="float">
            <text:p>100,887999058</text:p>
          </table:table-cell>
          <table:table-cell office:value-type="float" office:value="0.117281913757" calcext:value-type="float">
            <text:p>0,117281913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3:.B3])" office:value-type="float" office:value="1.9449075177" calcext:value-type="float">
            <text:p>1,94</text:p>
          </table:table-cell>
          <table:table-cell/>
          <table:table-cell table:style-name="ce4" table:formula="of:=[.E19]+[.H19]" office:value-type="float" office:value="12352" calcext:value-type="float">
            <text:p>12352</text:p>
          </table:table-cell>
          <table:table-cell table:formula="of:=12597-[.E3]" office:value-type="float" office:value="245" calcext:value-type="float">
            <text:p>245</text:p>
          </table:table-cell>
          <table:table-cell office:value-type="float" office:value="184.466276884" calcext:value-type="float">
            <text:p>184,466276884</text:p>
          </table:table-cell>
          <table:table-cell office:value-type="float" office:value="0.125226974487" calcext:value-type="float">
            <text:p>0,12522697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5549734064" calcext:value-type="float">
            <text:p>97,55</text:p>
          </table:table-cell>
          <table:table-cell table:style-name="ce3" table:formula="of:=100 - SUM([.A4:.B4])" office:value-type="float" office:value="2.4450265936" calcext:value-type="float">
            <text:p>2,45</text:p>
          </table:table-cell>
          <table:table-cell/>
          <table:table-cell table:style-name="ce4" table:formula="of:=[.E20]+[.H20]" office:value-type="float" office:value="12289" calcext:value-type="float">
            <text:p>12289</text:p>
          </table:table-cell>
          <table:table-cell table:formula="of:=12597-[.E4]" office:value-type="float" office:value="308" calcext:value-type="float">
            <text:p>308</text:p>
          </table:table-cell>
          <table:table-cell office:value-type="float" office:value="104.978032112" calcext:value-type="float">
            <text:p>104,978032112</text:p>
          </table:table-cell>
          <table:table-cell office:value-type="float" office:value="0.133455038071" calcext:value-type="float">
            <text:p>0,133455038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5075811701" calcext:value-type="float">
            <text:p>98,51</text:p>
          </table:table-cell>
          <table:table-cell table:style-name="ce3" table:formula="of:=100 - SUM([.A5:.B5])" office:value-type="float" office:value="1.4924188299" calcext:value-type="float">
            <text:p>1,49</text:p>
          </table:table-cell>
          <table:table-cell/>
          <table:table-cell table:style-name="ce4" table:formula="of:=[.E21]+[.H21]" office:value-type="float" office:value="12409" calcext:value-type="float">
            <text:p>12409</text:p>
          </table:table-cell>
          <table:table-cell table:formula="of:=12597-[.E5]" office:value-type="float" office:value="188" calcext:value-type="float">
            <text:p>188</text:p>
          </table:table-cell>
          <table:table-cell office:value-type="float" office:value="154.695095062" calcext:value-type="float">
            <text:p>154,695095062</text:p>
          </table:table-cell>
          <table:table-cell office:value-type="float" office:value="0.140697956085" calcext:value-type="float">
            <text:p>0,140697956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1421767087" calcext:value-type="float">
            <text:p>97,14</text:p>
          </table:table-cell>
          <table:table-cell table:style-name="ce3" table:formula="of:=100 - SUM([.A6:.B6])" office:value-type="float" office:value="2.85782329129999" calcext:value-type="float">
            <text:p>2,86</text:p>
          </table:table-cell>
          <table:table-cell/>
          <table:table-cell table:style-name="ce4" table:formula="of:=[.E22]+[.H22]" office:value-type="float" office:value="12237" calcext:value-type="float">
            <text:p>12237</text:p>
          </table:table-cell>
          <table:table-cell table:formula="of:=12597-[.E6]" office:value-type="float" office:value="360" calcext:value-type="float">
            <text:p>360</text:p>
          </table:table-cell>
          <table:table-cell office:value-type="float" office:value="102.678955793" calcext:value-type="float">
            <text:p>102,678955793</text:p>
          </table:table-cell>
          <table:table-cell office:value-type="float" office:value="0.149329900742" calcext:value-type="float">
            <text:p>0,149329900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2694292292" calcext:value-type="float">
            <text:p>98,27</text:p>
          </table:table-cell>
          <table:table-cell table:style-name="ce3" table:formula="of:=100 - SUM([.A7:.B7])" office:value-type="float" office:value="1.7305707708" calcext:value-type="float">
            <text:p>1,73</text:p>
          </table:table-cell>
          <table:table-cell/>
          <table:table-cell table:style-name="ce4" table:formula="of:=[.E23]+[.H23]" office:value-type="float" office:value="12379" calcext:value-type="float">
            <text:p>12379</text:p>
          </table:table-cell>
          <table:table-cell table:formula="of:=12597-[.E7]" office:value-type="float" office:value="218" calcext:value-type="float">
            <text:p>218</text:p>
          </table:table-cell>
          <table:table-cell office:value-type="float" office:value="194.714859009" calcext:value-type="float">
            <text:p>194,714859009</text:p>
          </table:table-cell>
          <table:table-cell office:value-type="float" office:value="0.157142877579" calcext:value-type="float">
            <text:p>0,15714287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8169405414" calcext:value-type="float">
            <text:p>97,82</text:p>
          </table:table-cell>
          <table:table-cell table:style-name="ce3" table:formula="of:=100 - SUM([.A8:.B8])" office:value-type="float" office:value="2.1830594586" calcext:value-type="float">
            <text:p>2,18</text:p>
          </table:table-cell>
          <table:table-cell/>
          <table:table-cell table:style-name="ce4" table:formula="of:=[.E24]+[.H24]" office:value-type="float" office:value="12322" calcext:value-type="float">
            <text:p>12322</text:p>
          </table:table-cell>
          <table:table-cell table:formula="of:=12597-[.E8]" office:value-type="float" office:value="275" calcext:value-type="float">
            <text:p>275</text:p>
          </table:table-cell>
          <table:table-cell office:value-type="float" office:value="128.281844854" calcext:value-type="float">
            <text:p>128,281844854</text:p>
          </table:table-cell>
          <table:table-cell office:value-type="float" office:value="0.165356874466" calcext:value-type="float">
            <text:p>0,165356874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0792189236" calcext:value-type="float">
            <text:p>99,08</text:p>
          </table:table-cell>
          <table:table-cell table:style-name="ce3" table:formula="of:=100 - SUM([.A9:.B9])" office:value-type="float" office:value="0.920781076400004" calcext:value-type="float">
            <text:p>0,92</text:p>
          </table:table-cell>
          <table:table-cell/>
          <table:table-cell table:style-name="ce4" table:formula="of:=[.E25]+[.H25]" office:value-type="float" office:value="12481" calcext:value-type="float">
            <text:p>12481</text:p>
          </table:table-cell>
          <table:table-cell table:formula="of:=12597-[.E9]" office:value-type="float" office:value="116" calcext:value-type="float">
            <text:p>116</text:p>
          </table:table-cell>
          <table:table-cell office:value-type="float" office:value="228.17493391" calcext:value-type="float">
            <text:p>228,17493391</text:p>
          </table:table-cell>
          <table:table-cell office:value-type="float" office:value="0.173468828201" calcext:value-type="float">
            <text:p>0,17346882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0314335609" calcext:value-type="float">
            <text:p>98,03</text:p>
          </table:table-cell>
          <table:table-cell table:style-name="ce3" table:formula="of:=100 - SUM([.A10:.B10])" office:value-type="float" office:value="1.9685664391" calcext:value-type="float">
            <text:p>1,97</text:p>
          </table:table-cell>
          <table:table-cell/>
          <table:table-cell table:style-name="ce4" table:formula="of:=[.E26]+[.H26]" office:value-type="float" office:value="12349" calcext:value-type="float">
            <text:p>12349</text:p>
          </table:table-cell>
          <table:table-cell table:formula="of:=12597-[.E10]" office:value-type="float" office:value="248" calcext:value-type="float">
            <text:p>248</text:p>
          </table:table-cell>
          <table:table-cell office:value-type="float" office:value="182.554303169" calcext:value-type="float">
            <text:p>182,554303169</text:p>
          </table:table-cell>
          <table:table-cell office:value-type="float" office:value="0.182747125626" calcext:value-type="float">
            <text:p>0,18274712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0471503413" calcext:value-type="float">
            <text:p>97,05</text:p>
          </table:table-cell>
          <table:table-cell table:style-name="ce3" table:formula="of:=100 - SUM([.A11:.B11])" office:value-type="float" office:value="2.9528496587" calcext:value-type="float">
            <text:p>2,95</text:p>
          </table:table-cell>
          <table:table-cell/>
          <table:table-cell table:style-name="ce4" table:formula="of:=[.E27]+[.H27]" office:value-type="float" office:value="12225" calcext:value-type="float">
            <text:p>12225</text:p>
          </table:table-cell>
          <table:table-cell table:formula="of:=12597-[.E11]" office:value-type="float" office:value="372" calcext:value-type="float">
            <text:p>372</text:p>
          </table:table-cell>
          <table:table-cell office:value-type="float" office:value="154.660712957" calcext:value-type="float">
            <text:p>154,660712957</text:p>
          </table:table-cell>
          <table:table-cell office:value-type="float" office:value="0.191588878632" calcext:value-type="float">
            <text:p>0,191588878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1542305466" calcext:value-type="float">
            <text:p>97,9154230547</text:p>
          </table:table-cell>
          <table:table-cell table:formula="of:=AVERAGE([.C2:.C11])" office:value-type="float" office:value="2.08457694534" calcext:value-type="float">
            <text:p>2,084576945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4.4" calcext:value-type="float">
            <text:p>12334,4</text:p>
          </table:table-cell>
          <table:table-cell table:formula="of:=AVERAGE([.F2:.F11])" office:value-type="float" office:value="262.6" calcext:value-type="float">
            <text:p>262,6</text:p>
          </table:table-cell>
          <table:table-cell table:formula="of:=SUM([.G2:.G11])/10" office:value-type="float" office:value="153.6093012808" calcext:value-type="float">
            <text:p>153,6093012808</text:p>
          </table:table-cell>
          <table:table-cell table:formula="of:=SUM([.H2:.H11])/10" office:value-type="float" office:value="0.1536296367646" calcext:value-type="float">
            <text:p>0,153629636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8.7" calcext:value-type="float">
            <text:p>5658,7</text:p>
          </table:table-cell>
          <table:table-cell table:formula="of:=AVERAGE([.G18:.G27])" office:value-type="float" office:value="204" calcext:value-type="float">
            <text:p>204</text:p>
          </table:table-cell>
          <table:table-cell/>
          <table:table-cell office:value-type="float" office:value="5589" calcext:value-type="float">
            <text:p>5589</text:p>
          </table:table-cell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table:formula="of:=12597-SUM([.E18:.G18])" office:value-type="float" office:value="6712" calcext:value-type="float">
            <text:p>671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58.6" calcext:value-type="float">
            <text:p>58,6</text:p>
          </table:table-cell>
          <table:table-cell table:formula="of:=AVERAGE([.H18:.H27])" office:value-type="float" office:value="6675.7" calcext:value-type="float">
            <text:p>6675,7</text:p>
          </table:table-cell>
          <table:table-cell/>
          <table:table-cell office:value-type="float" office:value="5617" calcext:value-type="float">
            <text:p>5617</text:p>
          </table:table-cell>
          <table:table-cell office:value-type="float" office:value="23" calcext:value-type="float">
            <text:p>23</text:p>
          </table:table-cell>
          <table:table-cell office:value-type="float" office:value="222" calcext:value-type="float">
            <text:p>222</text:p>
          </table:table-cell>
          <table:table-cell table:formula="of:=12597-SUM([.E19:.G19])" office:value-type="float" office:value="6735" calcext:value-type="float">
            <text:p>673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0" calcext:value-type="float">
            <text:p>5680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table:formula="of:=12597-SUM([.E20:.G20])" office:value-type="float" office:value="6609" calcext:value-type="float">
            <text:p>66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8.7" calcext:value-type="float">
            <text:p>5658,7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formula="of:=12597-SUM([.E21:.G21])" office:value-type="float" office:value="6609" calcext:value-type="float">
            <text:p>660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58.6" calcext:value-type="float">
            <text:p>58,6</text:p>
          </table:table-cell>
          <table:table-cell table:number-columns-repeated="2"/>
          <table:table-cell office:value-type="float" office:value="5555" calcext:value-type="float">
            <text:p>5555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formula="of:=12597-SUM([.E22:.G22])" office:value-type="float" office:value="6682" calcext:value-type="float">
            <text:p>668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4" calcext:value-type="float">
            <text:p>204</text:p>
          </table:table-cell>
          <table:table-cell table:number-columns-repeated="2"/>
          <table:table-cell office:value-type="float" office:value="5563" calcext:value-type="float">
            <text:p>5563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table:formula="of:=12597-SUM([.E23:.G23])" office:value-type="float" office:value="6816" calcext:value-type="float">
            <text:p>681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5.7" calcext:value-type="float">
            <text:p>6675,7</text:p>
          </table:table-cell>
          <table:table-cell table:number-columns-repeated="2"/>
          <table:table-cell office:value-type="float" office:value="5558" calcext:value-type="float">
            <text:p>5558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table:formula="of:=12597-SUM([.E24:.G24])" office:value-type="float" office:value="6764" calcext:value-type="float">
            <text:p>67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12597-SUM([.E25:.G25])" office:value-type="float" office:value="6675" calcext:value-type="float">
            <text:p>66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5" calcext:value-type="float">
            <text:p>5695</text:p>
          </table:table-cell>
          <table:table-cell office:value-type="float" office:value="26" calcext:value-type="float">
            <text:p>26</text:p>
          </table:table-cell>
          <table:table-cell office:value-type="float" office:value="222" calcext:value-type="float">
            <text:p>222</text:p>
          </table:table-cell>
          <table:table-cell table:formula="of:=12597-SUM([.E26:.G26])" office:value-type="float" office:value="6654" calcext:value-type="float">
            <text:p>66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4" calcext:value-type="float">
            <text:p>5724</text:p>
          </table:table-cell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table:formula="of:=12597-SUM([.E27:.G27])" office:value-type="float" office:value="6501" calcext:value-type="float">
            <text:p>650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153766769866" calcext:value-type="float">
            <text:p>0,9791537668</text:p>
          </table:table-cell>
          <table:table-cell table:number-columns-repeated="2"/>
          <table:table-cell table:formula="of:=SUM([.E18:.E27])/10" office:value-type="float" office:value="5658.7" calcext:value-type="float">
            <text:p>5658,7</text:p>
          </table:table-cell>
          <table:table-cell table:formula="of:=SUM([.F18:.F27])/10" office:value-type="float" office:value="58.6" calcext:value-type="float">
            <text:p>58,6</text:p>
          </table:table-cell>
          <table:table-cell table:formula="of:=SUM([.G18:.G27])/10" office:value-type="float" office:value="204" calcext:value-type="float">
            <text:p>204</text:p>
          </table:table-cell>
          <table:table-cell table:formula="of:=SUM([.H18:.H27])/10" office:value-type="float" office:value="6675.7" calcext:value-type="float">
            <text:p>6675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8462332301342" calcext:value-type="float">
            <text:p>0,0208462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203745714432" calcext:value-type="float">
            <text:p>0,9652037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1298278959951" calcext:value-type="float">
            <text:p>0,99129827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30:04.826160100</meta:creation-date>
    <dc:date>2018-01-18T17:36:40.197347463</dc:date>
    <meta:editing-duration>PT6M44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